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erif" svg:font-family="&quot;DejaVu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ejaVu Serif" style:font-name-asian="DejaVu Serif" style:font-name-complex="DejaVu Serif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3" table:number-rows-spanned="3" table:style-name="ce4">
            <text:p>INSTALACIÓN DE UNA RED DE ÁREA LOCAL (Ej. clase 15 equipos)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covered-table-cell/>
          <table:covered-table-cell table:number-columns-repeated="2"/>
          <table:table-cell table:number-columns-repeated="16381" table:style-name="ce1"/>
        </table:table-row>
        <table:table-row table:style-name="ro3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2" table:style-name="ce5">
            <text:p>CABLES NECESARIO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4">
          <table:table-cell office:value-type="string" table:style-name="ce1">
            <text:p>Producto</text:p>
          </table:table-cell>
          <table:table-cell office:value-type="string" table:style-name="ce1">
            <text:p>Precio por metro/unidad</text:p>
          </table:table-cell>
          <table:table-cell office:value-type="string" table:style-name="ce1">
            <text:p>Unidades/Metros utilizados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">
            <text:p>Cable Coaxial (50m)</text:p>
          </table:table-cell>
          <table:table-cell office:value-type="float" office:value="8.73" table:style-name="ce1">
            <text:p>8,73</text:p>
          </table:table-cell>
          <table:table-cell office:value-type="float" office:value="50" table:style-name="ce1">
            <text:p>50</text:p>
          </table:table-cell>
          <table:table-cell office:value-type="currency" office:value="436.5" table:formula="of:=[.B7]*[.C7]" table:style-name="ce2">
            <text:p>436,5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ble RJ-45</text:p>
          </table:table-cell>
          <table:table-cell office:value-type="float" office:value="1.25" table:style-name="ce1">
            <text:p>1,25</text:p>
          </table:table-cell>
          <table:table-cell office:value-type="float" office:value="15" table:style-name="ce1">
            <text:p>15</text:p>
          </table:table-cell>
          <table:table-cell office:value-type="currency" office:value="18.75" table:style-name="ce2">
            <text:p>18,75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 24 slot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currency" office:value="250" table:style-name="ce2">
            <text:p>250,00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otal</text:p>
          </table:table-cell>
          <table:table-cell table:number-columns-repeated="2" table:style-name="ce1"/>
          <table:table-cell office:value-type="currency" office:value="705.25" table:formula="of:=[.D7]+[.D8]+[.D9]" table:style-name="ce2">
            <text:p>705,25 €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erif" svg:font-family="&quot;DejaVu Serif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uanmari</dc:creator>
    <meta:creation-date>2019-10-22T11:55:32Z</meta:creation-date>
    <dc:date>2019-10-24T16:00:21Z</dc:date>
    <meta:editing-cycles>3</meta:editing-cycles>
    <meta:editing-duration>PT332S</meta:editing-duration>
  </office:meta>
</office:document-meta>
</file>